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'autore è Agostino Carracci</text:p>
      <text:p text:style-name="Normale"><draw:frame draw:style-name="a0" draw:name="Immagine 2" text:anchor-type="as-char" svg:x="0in" svg:y="0in" svg:width="5.49167in" svg:height="5.18333in" style:rel-width="scale" style:rel-height="scale"><draw:image xlink:href="media/image1.jpeg" xlink:type="simple" xlink:show="embed" xlink:actuate="onLoad"/><svg:title/><svg:desc>Adorazione dei pastori</svg:desc></draw:frame>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uggero Rostirolla</meta:initial-creator>
    <dc:creator>Ruggero Rostirolla</dc:creator>
    <meta:creation-date>2025-11-01T21:07:00Z</meta:creation-date>
    <dc:date>2025-11-01T21:08:00Z</dc:date>
    <meta:template xlink:href="Normal.dotm" xlink:type="simple"/>
    <meta:editing-cycles>1</meta:editing-cycles>
    <meta:editing-duration>PT60S</meta:editing-duration>
    <meta:document-statistic meta:page-count="1" meta:paragraph-count="1" meta:word-count="4" meta:character-count="31" meta:row-count="1" meta:non-whitespace-character-count="28"/>
  </office:meta>
</office:document-meta>
</file>